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2pt" officeooo:rsid="000d3fc0" officeooo:paragraph-rsid="000d3fc0" style:font-size-asian="28pt" style:font-size-complex="32pt"/>
    </style:style>
    <style:style style:name="P2" style:family="paragraph" style:parent-style-name="Standard">
      <style:paragraph-properties fo:text-align="center" style:justify-single-word="false"/>
      <style:text-properties style:font-name="Arial" fo:font-size="13pt" officeooo:rsid="000d3fc0" officeooo:paragraph-rsid="000d3fc0" style:font-size-asian="11.3500003814697pt" style:font-size-complex="13pt"/>
    </style:style>
    <style:style style:name="P3" style:family="paragraph" style:parent-style-name="Standard">
      <style:paragraph-properties fo:text-align="start" style:justify-single-word="false"/>
      <style:text-properties style:font-name="Arial" fo:font-size="13pt" officeooo:rsid="000d3fc0" officeooo:paragraph-rsid="000d3fc0" style:font-size-asian="11.3500003814697pt" style:font-size-complex="13pt"/>
    </style:style>
    <style:style style:name="P4" style:family="paragraph" style:parent-style-name="Standard">
      <style:paragraph-properties fo:text-align="start" style:justify-single-word="false"/>
      <style:text-properties style:font-name="Arial" fo:font-size="13pt" officeooo:rsid="000eb13e" officeooo:paragraph-rsid="000eb13e" style:font-size-asian="11.3500003814697pt" style:font-size-complex="13pt"/>
    </style:style>
    <style:style style:name="P5" style:family="paragraph" style:parent-style-name="Standard">
      <style:paragraph-properties fo:text-align="start" style:justify-single-word="false"/>
      <style:text-properties style:font-name="Arial" fo:font-size="13pt" officeooo:rsid="000ebec0" officeooo:paragraph-rsid="000ebec0" style:font-size-asian="11.3500003814697pt" style:font-size-complex="13pt"/>
    </style:style>
    <style:style style:name="P6" style:family="paragraph" style:parent-style-name="Standard">
      <style:paragraph-properties fo:text-align="start" style:justify-single-word="false"/>
      <style:text-properties style:font-name="Arial" fo:font-size="13pt" officeooo:rsid="000f970c" officeooo:paragraph-rsid="000f970c" style:font-size-asian="11.3500003814697pt" style:font-size-complex="13pt"/>
    </style:style>
    <style:style style:name="P7" style:family="paragraph" style:parent-style-name="Standard">
      <style:paragraph-properties fo:text-align="start" style:justify-single-word="false"/>
      <style:text-properties style:font-name="Arial" fo:font-size="13pt" officeooo:rsid="000f970c" officeooo:paragraph-rsid="0010eec1" style:font-size-asian="11.3500003814697pt" style:font-size-complex="13pt"/>
    </style:style>
    <style:style style:name="P8" style:family="paragraph" style:parent-style-name="Standard">
      <style:paragraph-properties fo:text-align="start" style:justify-single-word="false"/>
      <style:text-properties style:font-name="Arial" fo:font-size="13pt" officeooo:rsid="000f970c" officeooo:paragraph-rsid="0011c061" style:font-size-asian="11.3500003814697pt" style:font-size-complex="13pt"/>
    </style:style>
    <style:style style:name="P9" style:family="paragraph" style:parent-style-name="Standard">
      <style:paragraph-properties fo:text-align="start" style:justify-single-word="false"/>
      <style:text-properties style:font-name="Arial" fo:font-size="13pt" officeooo:rsid="0010eec1" officeooo:paragraph-rsid="0010eec1" style:font-size-asian="11.3500003814697pt" style:font-size-complex="13pt"/>
    </style:style>
    <style:style style:name="P10" style:family="paragraph" style:parent-style-name="Standard">
      <style:paragraph-properties fo:text-align="start" style:justify-single-word="false"/>
      <style:text-properties style:font-name="Arial" fo:font-size="13pt" officeooo:rsid="0011c061" officeooo:paragraph-rsid="0011c061" style:font-size-asian="11.3500003814697pt" style:font-size-complex="13pt"/>
    </style:style>
    <style:style style:name="P11" style:family="paragraph" style:parent-style-name="Standard">
      <style:paragraph-properties fo:text-align="start" style:justify-single-word="false"/>
      <style:text-properties style:font-name="Arial" fo:font-size="13pt" officeooo:rsid="001311e7" officeooo:paragraph-rsid="001311e7" style:font-size-asian="11.3500003814697pt" style:font-size-complex="13pt"/>
    </style:style>
    <style:style style:name="T1" style:family="text">
      <style:text-properties officeooo:rsid="000ebec0"/>
    </style:style>
    <style:style style:name="T2" style:family="text">
      <style:text-properties fo:font-variant="normal" fo:text-transform="none" fo:color="#666666" loext:opacity="100%" fo:letter-spacing="normal" fo:font-style="normal" fo:font-weight="normal" officeooo:rsid="0010eec1"/>
    </style:style>
    <style:style style:name="T3" style:family="text">
      <style:text-properties fo:font-variant="normal" fo:text-transform="none" fo:color="#666666" loext:opacity="100%" fo:letter-spacing="normal" officeooo:rsid="0010eec1"/>
    </style:style>
    <style:style style:name="T4" style:family="text">
      <style:text-properties officeooo:rsid="0010eec1"/>
    </style:style>
    <style:style style:name="T5" style:family="text">
      <style:text-properties style:text-position="super 58%"/>
    </style:style>
    <style:style style:name="T6" style:family="text">
      <style:text-properties style:text-position="super 58%" officeooo:rsid="0011c061"/>
    </style:style>
    <style:style style:name="T7" style:family="text">
      <style:text-properties officeooo:rsid="0011c061"/>
    </style:style>
    <style:style style:name="T8" style:family="text">
      <style:text-properties officeooo:rsid="001486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 pour la création d’un site d’e-commerce</text:p>
      <text:p text:style-name="P2"/>
      <text:p text:style-name="P2">Nom de l’entreprise : Aux paniers de Juju</text:p>
      <text:p text:style-name="P2"><text:s/>Nom du projet : projet groupe 3</text:p>
      <text:p text:style-name="P2">Personne à contacter dans l’entreprise : Juliette Bongout</text:p>
      <text:p text:style-name="P2">Adresse : 3 rue de la bonne bouffe, 31200 Toulouse</text:p>
      <text:p text:style-name="P2">Tel : 06.23.45.56.47</text:p>
      <text:p text:style-name="P2">Email : <text:a xlink:type="simple" xlink:href="mailto:Juliette.bng@gmail.com" text:style-name="Internet_20_link" text:visited-style-name="Visited_20_Internet_20_Link">Juliette.bng@gmail.com</text:a></text:p>
      <text:p text:style-name="P2"/>
      <text:p text:style-name="P3">SOMMAIRE </text:p>
      <text:p text:style-name="P3">A. Présentation de l’entreprise </text:p>
      <text:p text:style-name="P3"><text:tab/>A.1. Les objectifs </text:p>
      <text:p text:style-name="P3"><text:tab/>A.2. Les cibles </text:p>
      <text:p text:style-name="P3"><text:tab/>A.3. Périmètre du projet </text:p>
      <text:p text:style-name="P3">B. Les concurrents </text:p>
      <text:p text:style-name="P3">C. Ergonomie et graphisme</text:p>
      <text:p text:style-name="P3"><text:tab/>C.1. Structure du site e-commerce</text:p>
      <text:p text:style-name="P3"><text:tab/>C.2. Caractéristiques des fiches produits</text:p>
      <text:p text:style-name="P3"><text:tab/>C.3. La charte graphique</text:p>
      <text:p text:style-name="P3">D. Les spécificités et les livrables</text:p>
      <text:p text:style-name="P3"><text:tab/>D.1. Le contenu de votre site</text:p>
      <text:p text:style-name="P3"><text:tab/>D.2. Les contraintes technique<text:span text:style-name="T4">s</text:span></text:p>
      <text:p text:style-name="P3"><text:tab/>D.<text:span text:style-name="T4">3</text:span>. Le planning</text:p>
      <text:p text:style-name="P3"/>
      <text:p text:style-name="P3"/>
      <text:p text:style-name="P3"/>
      <text:p text:style-name="P3">A. PRÉSENTATION DE L’ENTREPRISE </text:p>
      <text:p text:style-name="P3"/>
      <text:p text:style-name="P3">Présentation l’entreprise : </text:p>
      <text:p text:style-name="P3"/>
      <text:p text:style-name="P3">• Date de création : 2021</text:p>
      <text:p text:style-name="P3">• Activité principale:vente de paniers repas en ligne </text:p>
      <text:p text:style-name="P3">• Nombre de salariés : 4</text:p>
      <text:p text:style-name="P3">• CA : 5 000e</text:p>
      <text:p text:style-name="P3">• Valeurs véhiculées par l’entreprise : L’entreprise valorise le commerce de proximité et la qualité de ses produits, les producteurs sont locaux et en circuits court.</text:p>
      <text:p text:style-name="P3"/>
      <text:p text:style-name="P3"/>
      <text:p text:style-name="P3"/>
      <text:p text:style-name="P3"/>
      <text:p text:style-name="P3"/>
      <text:p text:style-name="P3"/>
      <text:p text:style-name="P3">A.1. Les objectifs </text:p>
      <text:p text:style-name="P3"><text:soft-page-break/></text:p>
      <text:p text:style-name="P3">Détaille des objectifs attendus avec ce nouveau site e-commerce :</text:p>
      <text:p text:style-name="P3"/>
      <text:p text:style-name="P3">L’objectif est de réaliser un page dynamique qui donne envie aux clients d’acheter des paniers repas équilibrés et variés.</text:p>
      <text:p text:style-name="P4">Pour se faire de belles présentation des différents paniers proposer par l’entreprise et un trombinoscope des différents acteurs.</text:p>
      <text:p text:style-name="P11">De plus le prestataire doit prendre en charge la recherche et l’acquisition des matériels.</text:p>
      <text:p text:style-name="P4"/>
      <text:p text:style-name="P4"/>
      <text:p text:style-name="P4">A.2. Les cibles </text:p>
      <text:p text:style-name="P4"/>
      <text:p text:style-name="P4">Description des profils de clients de l’entreprise et celui des visiteurs de du site internet :</text:p>
      <text:p text:style-name="P4"/>
      <text:p text:style-name="P4">L’entreprise vise des clients d’âge moyen ( familles) et propose des paniers pour différents budget et différents régimes alimentaires.</text:p>
      <text:p text:style-name="P4"/>
      <text:p text:style-name="P4"/>
      <text:p text:style-name="P4"/>
      <text:p text:style-name="P4">A.3. Périmètre du projet </text:p>
      <text:p text:style-name="P4"/>
      <text:p text:style-name="P4">• Votre site e-commerce doit-il être multilingue ? </text:p>
      <text:p text:style-name="P4"/>
      <text:p text:style-name="P4">Non.</text:p>
      <text:p text:style-name="P4"/>
      <text:p text:style-name="P4">• Quelles sont les solutions de paiement à intégrer ?</text:p>
      <text:p text:style-name="P4"/>
      <text:p text:style-name="P4">Solution de paiements sécurisés en ligne.</text:p>
      <text:p text:style-name="P4"/>
      <text:p text:style-name="P4">• Le site doit-il avoir une version mobile ou une application dédiée ?</text:p>
      <text:p text:style-name="P4"/>
      <text:p text:style-name="P4">Toutes les pages internet sont codées de manière responsive et adaptable à tous les écrans.</text:p>
      <text:p text:style-name="P4"/>
      <text:p text:style-name="P4">• Votre site e-commerce sera-t-il doté d’un système d’évaluation des produits ? </text:p>
      <text:p text:style-name="P4"/>
      <text:p text:style-name="P4">Projet à retravaillé sur se point mais abordés avec l’entreprise.</text:p>
      <text:p text:style-name="P4"/>
      <text:p text:style-name="P4">• Quelles sont les spécificités que le prestataire doit connaître (utilisation de la géolocalisation, création de compte, création d’un multi-site etc.) ? </text:p>
      <text:p text:style-name="P4"/>
      <text:p text:style-name="P4">Le site doit être déployer dans un périmètre de 20klm maximum depuis le poste fixe de l’entreprise.</text:p>
      <text:p text:style-name="P4"/>
      <text:p text:style-name="P4"/>
      <text:p text:style-name="P4">B. LES CONCURRENTS </text:p>
      <text:p text:style-name="P4"><text:soft-page-break/></text:p>
      <text:p text:style-name="P4">Indications sur les principaux concurrents et les caractéristiques de leur site ecommerce :</text:p>
      <text:p text:style-name="P4"/>
      <text:p text:style-name="P4">Uber : site de livraison à domicile permettant la réception rapide de junk food à domicile.</text:p>
      <text:p text:style-name="P4"/>
      <text:p text:style-name="P4">Indications des principaux éléments qui vous différencient l’entreprise de ses concurrents :</text:p>
      <text:p text:style-name="P4"/>
      <text:p text:style-name="P4">Aux paniers de Juju propose des paniers repas livrable à domicile qui sont constitué de produit locaux.</text:p>
      <text:p text:style-name="P4"/>
      <text:p text:style-name="P4"/>
      <text:p text:style-name="P4"/>
      <text:p text:style-name="P4"/>
      <text:p text:style-name="P4"/>
      <text:p text:style-name="P4">C. ERGONOMIE ET GRAPHISME</text:p>
      <text:p text:style-name="P4"><text:tab/>C.1. Structure du site e-commerce</text:p>
      <text:p text:style-name="P4"/>
      <text:p text:style-name="P4">Définition des différentes rubriques et sous-rubriques du site e-commerce qui constitueront le menu et le sous-menu :</text:p>
      <text:p text:style-name="P4"/>
      <text:p text:style-name="P4">Le site se découpe en 3 pages interactive qui :</text:p>
      <text:p text:style-name="P4"/>
      <text:p text:style-name="P4">1-<text:tab/><text:span text:style-name="T1">U</text:span>ne première page d’accueil avec un carrousel <text:span text:style-name="T1">affichant les images des <text:tab/>différents panier de la semaine</text:span></text:p>
      <text:p text:style-name="P4"/>
      <text:p text:style-name="P5">2- <text:tab/>Une page de présentation des panier repas avec un modal pour afficher la <text:tab/>recette, ainsi qu’un bouton « J’en veux plus! » qui permet de remonter la <text:tab/>page.</text:p>
      <text:p text:style-name="P5"/>
      <text:p text:style-name="P5">3-<text:tab/>Une dernière page qui affiche les différents acteur de l’entreprise ainsi qu’un <text:tab/>texte de présentation de l’entreprise.<text:tab/></text:p>
      <text:p text:style-name="P5"/>
      <text:p text:style-name="P5">De plus toutes les pages sont interconnectées entre elles et possède une barre de navigation ainsi qu’un footer présentant les mentions légales et autres liens.</text:p>
      <text:p text:style-name="P4"/>
      <text:p text:style-name="P4"/>
      <text:p text:style-name="P4"/>
      <text:p text:style-name="P4"/>
      <text:p text:style-name="P4">C.2. Caractéristiques des fiches produits</text:p>
      <text:p text:style-name="P4"/>
      <text:p text:style-name="P5">Définition des fiches produits :</text:p>
      <text:p text:style-name="P5"/>
      <text:p text:style-name="P5">Dans la page Comment commander, la présentation des 7 paniers repas de la semaine avec un lien cliquable vers la recette d’inspiration et un bouton permettant d’afficher la recette du panier.</text:p>
      <text:p text:style-name="P5"><text:soft-page-break/>Chaque semaine des paniers de différents prix seront proposer, mais aussi pour différents régime alimentaire.</text:p>
      <text:p text:style-name="P5"/>
      <text:p text:style-name="P5"/>
      <text:p text:style-name="P5">C.3. La charte graphique</text:p>
      <text:p text:style-name="P5"/>
      <text:p text:style-name="P5">Explication de l’esprit de la charte graphique que l’entreprise souhaite réaliser :</text:p>
      <text:p text:style-name="P5"/>
      <text:p text:style-name="P6">Une présentation simple en blanc pour bien faire ressortir les images de qualité en couleur ainsi qu’un logo créer par l’équipe représentant un panier remplis de légumes pour représenter l’esprit Bio et naturel de l’entreprise</text:p>
      <text:p text:style-name="P5"/>
      <text:p text:style-name="P5">Définition de la police de caractère et des couleurs</text:p>
      <text:p text:style-name="P5"/>
      <text:p text:style-name="P6">Couleur : Blanc </text:p>
      <text:p text:style-name="P6">Caractère : Titre = <text:span text:style-name="T8">Blackadder ITC </text:span> ;police d’écriture = <text:span text:style-name="T8">Arial</text:span></text:p>
      <text:p text:style-name="P6"/>
      <text:p text:style-name="P6"/>
      <text:p text:style-name="P6"/>
      <text:p text:style-name="P6"/>
      <text:p text:style-name="P6"/>
      <text:p text:style-name="P6">D. LES SPECIFICITES ET LES LIVRABLES</text:p>
      <text:p text:style-name="P6"/>
      <text:p text:style-name="P6"><text:tab/>D.1. Le contenu de votre site</text:p>
      <text:p text:style-name="P6"/>
      <text:p text:style-name="P6">• Lister les éléments et les contenus que le prestataire doit reprendre</text:p>
      <text:p text:style-name="P6"/>
      <text:p text:style-name="P6">Les images des paniers de l’entreprise, les photos des employés, le texte de présentation de l’entreprise.</text:p>
      <text:p text:style-name="P6"/>
      <text:p text:style-name="P6">• Lister les éléments et les contenus que le prestataire doit créer </text:p>
      <text:p text:style-name="P6"/>
      <text:p text:style-name="P6">Une carrousel, un affichage en tableau des paniers (pour donner un effet planning), <text:s text:c="2"/>des boutons interactifs, une barre de navigation, un bas de page, un modal pour afficher les recettes des plats, un logo.</text:p>
      <text:p text:style-name="P6"/>
      <text:p text:style-name="P6">• Le prestataire doit-il prévoir l’achat de photo ou la création de texte ? </text:p>
      <text:p text:style-name="P6"/>
      <text:p text:style-name="P6">Non</text:p>
      <text:p text:style-name="P6"/>
      <text:p text:style-name="P6">• Lister également le format des contenus proposés (Texte, Photo, Vidéo…) </text:p>
      <text:p text:style-name="P6"/>
      <text:p text:style-name="P6">Photo ( <text:s/>.jpg ou .gif )</text:p>
      <text:p text:style-name="P6"/>
      <text:p text:style-name="P6"/>
      <text:p text:style-name="P6"/>
      <text:p text:style-name="P6"/>
      <text:p text:style-name="P6"/>
      <text:p text:style-name="P6"><text:soft-page-break/>D.2. Les contraintes techniques</text:p>
      <text:p text:style-name="P6"/>
      <text:p text:style-name="P6">Précisez vos attentes concernant les besoins connexes à ce projet que le prestataire devra fournir : </text:p>
      <text:p text:style-name="P6"/>
      <text:p text:style-name="P6">• Héberger votre site e-commerce </text:p>
      <text:p text:style-name="P6"/>
      <text:p text:style-name="P6">Le site doit être héberger sur le serveur local de l’entreprise (choix d’un SSD) et trouvé une solution d’hébergement en ligne (webhost).<text:span text:style-name="T4"> </text:span></text:p>
      <text:p text:style-name="P6"/>
      <text:p text:style-name="P6">• Assurer la maintenance </text:p>
      <text:p text:style-name="P6"/>
      <text:p text:style-name="P6">1 fois par an.</text:p>
      <text:p text:style-name="P6"/>
      <text:p text:style-name="P6">• Formation à l’utilisation du back office </text:p>
      <text:p text:style-name="P6"/>
      <text:p text:style-name="P6">Non.</text:p>
      <text:p text:style-name="P6"/>
      <text:p text:style-name="P6">• <text:span text:style-name="T4">Budget</text:span> </text:p>
      <text:p text:style-name="P6"/>
      <text:p text:style-name="P9">Le budget de l’entreprise s’élève à 2500<text:span text:style-name="T5">e</text:span> HT et 3000<text:span text:style-name="T5">e</text:span> TTC</text:p>
      <text:p text:style-name="P9"/>
      <text:p text:style-name="P7">• <text:span text:style-name="T4">Proposition d’évolution du matériel </text:span></text:p>
      <text:p text:style-name="P7"/>
      <text:p text:style-name="P7">Ordi fixe : </text:p>
      <text:p text:style-name="P7"/>
      <text:p text:style-name="P8">- barette de ram : <text:tab/>8go = kingston FURY beast 8go DDR4 2666 MHz CL16 <text:s/>60<text:span text:style-name="T6">e</text:span><text:span text:style-name="T7"> </text:span><text:s/><text:tab/><text:tab/><text:tab/><text:tab/>16go = crutial 16gb DDR4-2666 UDIMM <text:s/>80<text:span text:style-name="T6">e</text:span><text:span text:style-name="T7"> </text:span></text:p>
      <text:p text:style-name="P7"/>
      <text:p text:style-name="P8">- disque dur : 2T = WD blue disque dur Externe- 2T 72OOtr/min 3,5 {solution permettant de réduire la consommation d'énergie} <text:s text:c="2"/>60<text:span text:style-name="T6">e</text:span><text:span text:style-name="T7"> </text:span></text:p>
      <text:p text:style-name="P7"/>
      <text:p text:style-name="P8">- SSD : 2T = samsung SSD 870 QVO 2T <text:s/>200<text:span text:style-name="T6">e</text:span><text:span text:style-name="T7"> </text:span></text:p>
      <text:p text:style-name="P7"/>
      <text:p text:style-name="P7">imprimante : </text:p>
      <text:p text:style-name="P7"/>
      <text:p text:style-name="P7">-imprimante multifonction HP office jet pro 9012e gris/blanc <text:s/>219<text:span text:style-name="T6">e</text:span><text:span text:style-name="T7"> </text:span><text:s/></text:p>
      <text:p text:style-name="P7"/>
      <text:p text:style-name="P7">Ordi portable : </text:p>
      <text:p text:style-name="P7"/>
      <text:p text:style-name="P7">-Asus X515JA-BQ129 : I5 1035G1, 8go de RAM, écran 15 pouces, SSD 256go 600<text:span text:style-name="T5">e</text:span></text:p>
      <text:p text:style-name="P7"/>
      <text:p text:style-name="P7">- clé windows 10 (soft keys) = 9.11<text:span text:style-name="T6">e</text:span></text:p>
      <text:p text:style-name="P7"/>
      <text:p text:style-name="P10">Pour un total compris entre 1148,11<text:span text:style-name="T5">e</text:span> et 1168,11<text:span text:style-name="T5">e</text:span> TTC le client pourra même se permettre l’achat d’un appareil photo performant pour la réalisation des photos de ses paniers repas.</text:p>
      <text:p text:style-name="P6"><text:soft-page-break/></text:p>
      <text:p text:style-name="P6">• Les solutions utilisées avec votre site Internet (Frameworks, templates, etc… )</text:p>
      <text:p text:style-name="P6"/>
      <text:p text:style-name="P9">Utilisation du framework <text:s/>Bootstrap </text:p>
      <text:p text:style-name="P6"><text:span text:style-name="T2">(Bootstrap vous accompagne dans la mise en page de votre code HTML. Ce Framework a été créé en 2011 en interne chez Twitter pour</text:span><text:span text:style-name="Strong_20_Emphasis"><text:span text:style-name="T3"> </text:span></text:span><text:span text:style-name="Strong_20_Emphasis"><text:span text:style-name="T2">harmoniser le développement de la mise en page entre les développeurs.</text:span></text:span><text:span text:style-name="T3"> </text:span><text:span text:style-name="T2">Il a alors été déposé sur GitHuben open source pour bénéficier à tous. Le but de Bootstrap est de permettre, par exemple, de rendre facilement un site responsive design (adapté à tous les écrans : ordinateur, mobile, tablettes) sans avoir besoin de coder toute la partie CSS.)</text:span><text:span text:style-name="T4"> </text:span></text:p>
      <text:p text:style-name="P6"/>
      <text:p text:style-name="P6"/>
      <text:p text:style-name="P6"/>
      <text:p text:style-name="P6"/>
      <text:p text:style-name="P6"/>
      <text:p text:style-name="P7">D.4. Le planning</text:p>
      <text:p text:style-name="P7"/>
      <text:p text:style-name="P7"><text:s/>Ajoutez un agenda des dates souhaitées pour la validation des différentes étapes :</text:p>
      <text:p text:style-name="P7"/>
      <text:p text:style-name="P7">• Date de la création et validation des maquettes </text:p>
      <text:p text:style-name="P7"/>
      <text:p text:style-name="P9">Du lundi 6 septembre 2021 au lundi 27 septembre 2021</text:p>
      <text:p text:style-name="P7"/>
      <text:p text:style-name="P7">• Date de la <text:s/>validation des contenus </text:p>
      <text:p text:style-name="P7"/>
      <text:p text:style-name="P9">Le lundi 27 septembre 2021</text:p>
      <text:p text:style-name="P7">• Date de la validation du site </text:p>
      <text:p text:style-name="P7"/>
      <text:p text:style-name="P9">Le 4 octobre 2021</text:p>
      <text:p text:style-name="P7"/>
      <text:p text:style-name="P7">• Dates des tests </text:p>
      <text:p text:style-name="P7"/>
      <text:p text:style-name="P9">Tout les lundis compris entre le 6 septembre et le 27 septembre 2021</text:p>
      <text:p text:style-name="P7"/>
      <text:p text:style-name="P7">• Date de mise en ligne </text:p>
      <text:p text:style-name="P7"/>
      <text:p text:style-name="P9">Le 4 octobre 2021</text:p>
      <text:p text:style-name="P6"/>
      <text:p text:style-name="P6"/>
      <text:p text:style-name="P10">Les suivies s’effectueront aux travers d’applications tel que Ganttproject et Trello, toutes les semaines</text:p>
      <text:p text:style-name="P5"/>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2T17:27:07.748000000</meta:creation-date>
    <dc:date>2021-10-02T19:15:39.698000000</dc:date>
    <meta:editing-duration>PT10M10S</meta:editing-duration>
    <meta:editing-cycles>3</meta:editing-cycles>
    <meta:generator>LibreOffice/7.2.0.4$Windows_X86_64 LibreOffice_project/9a9c6381e3f7a62afc1329bd359cc48accb6435b</meta:generator>
    <meta:document-statistic meta:table-count="0" meta:image-count="0" meta:object-count="0" meta:page-count="6" meta:paragraph-count="117" meta:word-count="1216" meta:character-count="7421" meta:non-whitespace-character-count="6243"/>
  </office:meta>
</office:document-meta>
</file>